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2.629cm"/>
    </style:style>
    <style:style style:name="pr2" style:family="presentation" style:parent-style-name="Predeterminado-notes">
      <style:graphic-properties draw:fill-color="#ffffff" fo:min-height="12.572cm"/>
    </style:style>
    <style:style style:name="pr3" style:family="presentation" style:parent-style-name="Predeterminado-title">
      <style:graphic-properties fo:min-height="15.75cm"/>
    </style:style>
    <style:style style:name="P1" style:family="paragraph">
      <style:text-properties style:font-name="Arial Black" fo:font-size="72pt" style:font-size-asian="72pt" style:font-size-complex="72pt"/>
    </style:style>
    <style:style style:name="P2" style:family="paragraph">
      <loext:graphic-properties draw:fill-color="#ffffff"/>
    </style:style>
    <style:style style:name="P3" style:family="paragraph">
      <style:text-properties style:font-name="Calibri" fo:font-size="60pt" style:font-size-asian="60pt" style:font-size-complex="60pt"/>
    </style:style>
    <style:style style:name="T1" style:family="text">
      <style:text-properties style:font-name="Arial Black" fo:font-size="72pt" style:font-size-asian="72pt" style:font-size-complex="72pt"/>
    </style:style>
    <style:style style:name="T2" style:family="text">
      <style:text-properties style:font-name="Calibri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8cm" svg:height="3.582cm" svg:x="0cm" svg:y="3.695cm" presentation:class="title" presentation:user-transformed="true">
          <draw:text-box>
            <text:p text:style-name="P1"><text:span text:style-name="T1">Unigénito de Dio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 text:style-name="P3"><text:span text:style-name="T2">Tú fuiste el verbo en el principio</text:span><text:span text:style-name="T2"><text:line-break/></text:span><text:span text:style-name="T2">Unigénito de Dios</text:span><text:span text:style-name="T2"><text:line-break/></text:span><text:span text:style-name="T2">El misterio de tu gloria</text:span><text:span text:style-name="T2"><text:line-break/></text:span><text:span text:style-name="T2">Revelado en tu amor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 text:style-name="P3"><text:span text:style-name="T2">Cuán hermoso su nombre es</text:span><text:span text:style-name="T2"><text:line-break/></text:span><text:span text:style-name="T2">Cuán hermoso su nombre es</text:span><text:span text:style-name="T2"><text:line-break/></text:span><text:span text:style-name="T2">El nombre de Jesús, mi Rey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 text:style-name="P3"><text:span text:style-name="T2">Cuán hermoso su nombre es</text:span><text:span text:style-name="T2"><text:line-break/></text:span><text:span text:style-name="T2">Nada se iguala a Él</text:span><text:span text:style-name="T2"><text:line-break/></text:span><text:span text:style-name="T2">Cuán hermoso su nombre es</text:span><text:span text:style-name="T2"><text:line-break/></text:span><text:span text:style-name="T2">No hay otro nombre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 text:style-name="P3"><text:span text:style-name="T2">Dejaste el cielo por salvarme</text:span><text:span text:style-name="T2"><text:line-break/></text:span><text:span text:style-name="T2">Me viniste a rescatar</text:span><text:span text:style-name="T2"><text:line-break/></text:span><text:span text:style-name="T2">Mi transgresión Tú perdonaste</text:span><text:span text:style-name="T2"><text:line-break/></text:span><text:span text:style-name="T2">Nada nos separará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 text:style-name="P3"><text:span text:style-name="T2">Majestuoso su nombre es</text:span><text:span text:style-name="T2"><text:line-break/></text:span><text:span text:style-name="T2">Majestuoso su nombre es</text:span><text:span text:style-name="T2"><text:line-break/></text:span><text:span text:style-name="T2">El nombre de Jesús, mi Rey</text:span><text:span text:style-name="T2"><text:line-break/></text:span><text:span text:style-name="T2">Majestuoso su nombre es</text:span><text:span text:style-name="T2"><text:line-break/></text:span><text:span text:style-name="T2">Nada se iguala a Él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 text:style-name="P3"><text:span text:style-name="T2">Majestuoso su nombre es</text:span><text:span text:style-name="T2"><text:line-break/></text:span><text:span text:style-name="T2">No hay otro nombre</text:span><text:span text:style-name="T2"><text:line-break/></text:span><text:span text:style-name="T2">Majestuoso su nombre es</text:span><text:span text:style-name="T2"><text:line-break/></text:span><text:span text:style-name="T2">No hay otro nombre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 text:style-name="P3"><text:span text:style-name="T2">La muerte venciste</text:span><text:span text:style-name="T2"><text:line-break/></text:span><text:span text:style-name="T2">El velo partiste</text:span><text:span text:style-name="T2"><text:line-break/></text:span><text:span text:style-name="T2">La tumba vacía ahora está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 text:style-name="P3"><text:span text:style-name="T2">Los cielos declaran</text:span><text:span text:style-name="T2"><text:line-break/></text:span><text:span text:style-name="T2">Tu gloria proclaman</text:span><text:span text:style-name="T2"><text:line-break/></text:span><text:span text:style-name="T2">Resucitaste en majestad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 text:style-name="P3"><text:span text:style-name="T2">Inigualable</text:span><text:span text:style-name="T2"><text:line-break/></text:span><text:span text:style-name="T2">Incomparable</text:span><text:span text:style-name="T2"><text:line-break/></text:span><text:span text:style-name="T2">Hoy y por siempre reinarás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 text:style-name="P3"><text:span text:style-name="T2">Tuyo es el reino</text:span><text:span text:style-name="T2"><text:line-break/></text:span><text:span text:style-name="T2">Tuya es la gloria</text:span><text:span text:style-name="T2"><text:line-break/></text:span><text:span text:style-name="T2">Tuyo el poder y autoridad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 text:style-name="P3"><text:span text:style-name="T2">Poderoso su nombre es</text:span><text:span text:style-name="T2"><text:line-break/></text:span><text:span text:style-name="T2">Poderoso su nombre es</text:span><text:span text:style-name="T2"><text:line-break/></text:span><text:span text:style-name="T2">El nombre de Jesús, mi Rey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 text:style-name="P3"><text:span text:style-name="T2">Poderoso su nombre es</text:span><text:span text:style-name="T2"><text:line-break/></text:span><text:span text:style-name="T2">Incomparable es Él</text:span><text:span text:style-name="T2"><text:line-break/></text:span><text:span text:style-name="T2">Poderoso su nombre es</text:span><text:span text:style-name="T2"><text:line-break/></text:span><text:span text:style-name="T2">No hay otro nombre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2-19T10:37:49.614000000</meta:creation-date>
    <dc:date>2023-02-19T13:01:35.022000000</dc:date>
    <meta:editing-duration>PT2H13M34S</meta:editing-duration>
    <meta:editing-cycles>1</meta:editing-cycles>
    <meta:document-statistic meta:object-count="60"/>
    <meta:generator>Real_Office/6.2.3.2$Windows_x86 LibreOffice_project/b40a93cffb3080b9876e40c60e03703e9bd35612</meta:generator>
  </office:meta>
</office:document-meta>
</file>